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69cf" officeooo:paragraph-rsid="000969cf"/>
    </style:style>
    <style:style style:name="P2" style:family="paragraph" style:parent-style-name="Standard">
      <style:paragraph-properties fo:text-align="end" style:justify-single-word="false"/>
      <style:text-properties officeooo:rsid="000969cf" officeooo:paragraph-rsid="000969cf"/>
    </style:style>
    <style:style style:name="P3" style:family="paragraph" style:parent-style-name="Standard">
      <style:paragraph-properties fo:text-align="center" style:justify-single-word="false"/>
      <style:text-properties fo:font-size="15pt" officeooo:rsid="000969cf" officeooo:paragraph-rsid="000969cf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a77c7" officeooo:paragraph-rsid="000a77c7" style:font-size-asian="13.1000003814697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a77c7" officeooo:paragraph-rsid="000a77c7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0a77c7" officeooo:paragraph-rsid="000a77c7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0a77c7" officeooo:paragraph-rsid="000a77c7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0a77c7" officeooo:paragraph-rsid="000ca020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size="15pt" fo:font-weight="normal" officeooo:rsid="000a77c7" officeooo:paragraph-rsid="000c4dfa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font-size="15pt" fo:font-weight="normal" officeooo:rsid="000a77c7" officeooo:paragraph-rsid="000ca020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5pt" fo:font-weight="normal" officeooo:rsid="000a77c7" officeooo:paragraph-rsid="000a77c7" style:font-size-asian="13.1000003814697pt" style:font-weight-asian="normal" style:font-size-complex="15pt" style:font-weight-complex="normal"/>
    </style:style>
    <style:style style:name="T1" style:family="text">
      <style:text-properties officeooo:rsid="000a941d"/>
    </style:style>
    <style:style style:name="T2" style:family="text">
      <style:text-properties officeooo:rsid="000c4df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4dfa" style:font-weight-asian="bold" style:font-weight-complex="bold"/>
    </style:style>
    <style:style style:name="T5" style:family="text">
      <style:text-properties fo:font-weight="bold" officeooo:rsid="000ca020" style:font-weight-asian="bold" style:font-weight-complex="bold"/>
    </style:style>
    <style:style style:name="T6" style:family="text">
      <style:text-properties officeooo:rsid="000ca020"/>
    </style:style>
    <style:style style:name="T7" style:family="text">
      <style:text-properties officeooo:rsid="000d79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a Fronteira Sul – UFFS</text:p>
      <text:p text:style-name="P1">Curso : Ciência da Computação 2015.1</text:p>
      <text:p text:style-name="P1">Componente Curricular : Programação I</text:p>
      <text:p text:style-name="P1">Professor : Fernando Bevilacqu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Manual da Linguagem Dib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cadêmicos: Jackson Henrique Hochs<text:span text:style-name="T1">c</text:span>heidt</text:p>
      <text:p text:style-name="P2">Maikiel Ro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Variáveis</text:p>
      <text:p text:style-name="P11">Esta linguagem usa apenas o tipo de dados “double<text:span text:style-name="T2">Dibre</text:span>”, sendo este qualquer valor real decimal. Ex: 1 – 1.5 – 3.14 – -5 – -200.123 <text:s/></text:p>
      <text:p text:style-name="P6"/>
      <text:p text:style-name="P6">Declaração de variáveis : </text:p>
      <text:p text:style-name="P7"/>
      <text:p text:style-name="P8"><text:s text:c="5"/><text:span text:style-name="T3"><text:s/></text:span><text:span text:style-name="T5">double</text:span><text:span text:style-name="T4"> <text:s text:c="3"/>nomeVarExemplo <text:s text:c="3"/>; </text:span></text:p>
      <text:p text:style-name="P9">* <text:span text:style-name="T2">declaração deve ser feita em uma única linha, e com apenas uma variável</text:span></text:p>
      <text:p text:style-name="P9">* <text:span text:style-name="T2">o nome da variável deve começar com qualquer letr</text:span>a maiúscula ou minúscula, <text:tab/>apenas. Ex: var1 – Var1 – VAR1 – vAr1 …</text:p>
      <text:p text:style-name="P10">* o nome da variável será definida após a definição o tipo da variável, no caso <text:tab/>da linguagem dibre, o tipo “<text:span text:style-name="T6">double</text:span>”. Ex: <text:span text:style-name="T6">double</text:span> variavelExemplo ;</text:p>
      <text:p text:style-name="P10">* aceita infinitos espaços em branco, <text:span text:style-name="T2">entra a definição do tipo e o nome da <text:tab/>variável. </text:span>Ex: <text:span text:style-name="T6">double</text:span> var1 ; <text:s text:c="5"/><text:span text:style-name="T6">double</text:span> <text:s text:c="12"/>Var1 <text:s/>; <text:s text:c="3"/><text:span text:style-name="T6">double</text:span> <text:tab/>vAr1 ; </text:p>
      <text:p text:style-name="P7"/>
      <text:p text:style-name="P8">* entenderá como o fim da declaração de uma “;”. Ex: <text:span text:style-name="T6">double</text:span> var1 ; </text:p>
      <text:p text:style-name="P7"/>
      <text:p text:style-name="P6">Atribuição de valor a variável:</text:p>
      <text:p text:style-name="P7"/>
      <text:p text:style-name="P7"><text:tab/><text:span text:style-name="T6">double <text:s text:c="2"/>var1 = 10 ;</text:span></text:p>
      <text:p text:style-name="P7"><text:tab/><text:span text:style-name="T7">double var2 <text:s text:c="3"/>;</text:span></text:p>
      <text:p text:style-name="P7"><text:tab/><text:span text:style-name="T7">var2 = 10;</text:span></text:p>
      <text:p text:style-name="P7"><text:tab/><text:span text:style-name="T7">double var3 = var1 + var2 ;</text:span></text:p>
      <text:p text:style-name="P7"/>
      <text:p text:style-name="P7">* atribuição será feita através do “=”. Ex: var1 = 10;</text:p>
      <text:p text:style-name="P7"/>
      <text:p text:style-name="P7">* pode ser feita junto com a declaração da variável. Ex: double var1 = 10;</text:p>
      <text:p text:style-name="P7"/>
      <text:p text:style-name="P7">* poderá se atribuir o resultado de uma expressão a uma variável.</text:p>
      <text:p text:style-name="P7"/>
      <text:p text:style-name="P7">Ex: <text:tab/>var1 = 10;</text:p>
      <text:p text:style-name="P7"><text:s text:c="5"/><text:tab/>var2 = 20;</text:p>
      <text:p text:style-name="P7"><text:tab/>var3 = var1 + var2;</text:p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01:55:02.627125750</meta:creation-date>
    <dc:date>2015-04-15T17:33:19.840299314</dc:date>
    <meta:editing-duration>PT20M17S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2" meta:paragraph-count="27" meta:word-count="233" meta:character-count="1339" meta:non-whitespace-character-count="1065"/>
  </office:meta>
</office:document-meta>
</file>